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8:04:25.301406435</meta:creation-date>
    <dc:date>2025-09-13T08:04:51.232418258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7.2$Linux_X86_64 LibreOffice_project/420$Build-2</meta:generator>
  </office:meta>
</office:document-meta>
</file>